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19in"/>
    </style:style>
    <style:style style:name="co3" style:family="table-column">
      <style:table-column-properties fo:break-before="auto" style:column-width="3.109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de" number:country="DE">
      <number:number number:min-integer-digits="1"/>
    </number:number-style>
    <number:date-style style:name="N5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5000"/>
    <style:style style:name="ce2" style:family="table-cell" style:parent-style-name="Default" style:data-style-name="N5000">
      <style:text-properties fo:font-weight="bold" style:font-weight-asian="bold" style:font-weight-complex="bold"/>
    </style:style>
    <style:style style:name="ce3" style:family="table-cell" style:parent-style-name="Default" style:data-style-name="N5000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5037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ckets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2">
          <table:table-cell table:style-name="ce1" table:number-columns-repeated="3"/>
          <table:table-cell table:style-name="ce1" office:value-type="string">
            <text:p>Dates</text:p>
          </table:table-cell>
          <table:table-cell table:style-name="ce1" table:number-columns-repeated="4"/>
        </table:table-row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Subject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reated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Closed</text:p>
          </table:table-cell>
          <table:table-cell table:style-name="ce1" office:value-type="string">
            <text:p>Effort (hours)</text:p>
          </table:table-cell>
          <table:table-cell table:style-name="ce1" office:value-type="string">
            <text:p>Load Failure</text:p>
          </table:table-cell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1" office:value-type="string">
            <text:p>The german localization is missing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7-17">
            <text:p>17.07.14</text:p>
          </table:table-cell>
          <table:table-cell table:style-name="ce5" office:value-type="date" office:date-value="2014-07-19">
            <text:p>19.07.14</text:p>
          </table:table-cell>
          <table:table-cell table:style-name="ce5" office:value-type="string">
            <text:p>19.07.20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1" office:value-type="string">
            <text:p>Internal Server Error in HAC - Update Running System </text:p>
          </table:table-cell>
          <table:table-cell table:style-name="ce1" office:value-type="string">
            <text:p>Bug</text:p>
          </table:table-cell>
          <table:table-cell table:style-name="ce5" office:value-type="date" office:date-value="2014-07-17">
            <text:p>17.07.14</text:p>
          </table:table-cell>
          <table:table-cell table:style-name="ce5" office:value-type="date" office:date-value="2014-07-20">
            <text:p>20.07.14</text:p>
          </table:table-cell>
          <table:table-cell table:style-name="ce5" office:value-type="string">
            <text:p>20.07.2014</text:p>
          </table:table-cell>
          <table:table-cell table:style-name="ce1" office:value-type="float" office:value="1.5">
            <text:p>1,5</text:p>
          </table:table-cell>
          <table:table-cell table:style-name="ce1" office:value-type="float" office:value="1">
            <text:p>1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1" office:value-type="string">
            <text:p>Run the deployment scripts without updating the system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7-17">
            <text:p>17.07.14</text:p>
          </table:table-cell>
          <table:table-cell table:style-name="ce5" office:value-type="date" office:date-value="2014-07-20">
            <text:p>20.07.14</text:p>
          </table:table-cell>
          <table:table-cell table:style-name="ce5" office:value-type="date" office:date-value="2014-08-18">
            <text:p>18.08.14</text:p>
          </table:table-cell>
          <table:table-cell table:style-name="ce1" office:value-type="float" office:value="6.25">
            <text:p>6,25</text:p>
          </table:table-cell>
          <table:table-cell table:style-name="ce1" office:value-type="float" office:value="1">
            <office:annotation draw:style-name="gr1" draw:text-style-name="P1" svg:width="1.1413in" svg:height="0.8567in" svg:x="9.1602in" svg:y="0.089in" draw:caption-point-x="-0.2402in" draw:caption-point-y="0.5945in">
              <dc:date>2014-07-26T00:00:00</dc:date>
              <text:p text:style-name="P1"><text:span text:style-name="T1">A customer asked for this feature because they needed for a hotfix.</text:span></text:p>
            </office:annotation>
            <text:p>1</text:p>
          </table:table-cell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1" office:value-type="string">
            <text:p>Write Troubleshooting PWikipage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1" office:value-type="string">
            <text:p>Write the "How to Contribute" wiki page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0.75">
            <text:p>0,7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1" office:value-type="string">
            <text:p>Document the examples of the deployment scripts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1" office:value-type="string">
            <text:p>Upload screenshots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0.25">
            <text:p>0,2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1" office:value-type="string">
            <text:p>Deployment Scripts which run during the Initialization Process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8-04">
            <text:p>04.08.14</text:p>
          </table:table-cell>
          <table:table-cell table:number-columns-repeated="2" table:style-name="ce5" office:value-type="date" office:date-value="2014-08-07">
            <text:p>07.08.14</text:p>
          </table:table-cell>
          <table:table-cell table:style-name="ce1" office:value-type="float" office:value="2.75">
            <text:p>2,7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1" office:value-type="string">
            <text:p>Improve the logging in HAC 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7-20">
            <text:p>20.07.14</text:p>
          </table:table-cell>
          <table:table-cell table:number-columns-repeated="2" table:style-name="ce5" office:value-type="date" office:date-value="2014-08-09">
            <text:p>09.08.1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table:style-name="ce2" office:value-type="float" office:value="14">
            <text:p>14</text:p>
          </table:table-cell>
          <table:table-cell table:style-name="ce1" office:value-type="string">
            <text:p>Contraints for the deployment scripts 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8-07">
            <text:p>07.08.14</text:p>
          </table:table-cell>
          <table:table-cell table:number-columns-repeated="2" table:style-name="ce5" office:value-type="date" office:date-value="2014-08-18">
            <text:p>18.08.1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1" office:value-type="string">
            <text:p>Integrate PMD, Findbugs and Chekstyle in the build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7-29">
            <text:p>29.07.14</text:p>
          </table:table-cell>
          <table:table-cell table:style-name="ce5" office:value-type="date" office:date-value="2014-09-08">
            <text:p>08.09.14</text:p>
          </table:table-cell>
          <table:table-cell table:style-name="ce5" office:value-type="date" office:date-value="2014-01-27">
            <text:p>27.01.14</text:p>
          </table:table-cell>
          <table:table-cell table:style-name="ce1" office:value-type="float" office:value="21.25">
            <text:p>21,25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1" office:value-type="string">
            <text:p>Junit Tenant Restriction doesn't work in databases with one tenant</text:p>
          </table:table-cell>
          <table:table-cell table:style-name="ce1" office:value-type="string">
            <text:p>Bug</text:p>
          </table:table-cell>
          <table:table-cell table:style-name="ce5" office:value-type="date" office:date-value="2014-08-24">
            <text:p>24.08.14</text:p>
          </table:table-cell>
          <table:table-cell table:number-columns-repeated="2" table:style-name="ce5" office:value-type="date" office:date-value="2014-10-03">
            <text:p>03.10.14</text:p>
          </table:table-cell>
          <table:table-cell table:style-name="ce1" office:value-type="float" office:value="1.25">
            <text:p>1,25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table:style-name="ce4" office:value-type="float" office:value="16">
            <text:p>16</text:p>
          </table:table-cell>
          <table:table-cell office:value-type="string">
            <text:p><text:s/>Init Deployment Scripts are imported with USA Locale</text:p>
          </table:table-cell>
          <table:table-cell office:value-type="string">
            <text:p>Bug</text:p>
          </table:table-cell>
          <table:table-cell table:style-name="ce5" office:value-type="date" office:date-value="2014-08-24">
            <text:p>24.08.14</text:p>
          </table:table-cell>
          <table:table-cell table:number-columns-repeated="2" table:style-name="ce5" office:value-type="date" office:date-value="2014-10-03">
            <text:p>03.10.14</text:p>
          </table:table-cell>
          <table:table-cell table:style-name="ce1" office:value-type="float" office:value="2.5">
            <text:p>2,5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table:style-name="ce4" office:value-type="float" office:value="15">
            <text:p>15</text:p>
          </table:table-cell>
          <table:table-cell office:value-type="string">
            <text:p>ant updatesystem and yunitint must fail if the was an error</text:p>
          </table:table-cell>
          <table:table-cell office:value-type="string">
            <text:p>Feature</text:p>
          </table:table-cell>
          <table:table-cell table:style-name="ce5" office:value-type="date" office:date-value="2014-08-18">
            <text:p>18.08.14</text:p>
          </table:table-cell>
          <table:table-cell table:style-name="ce5" office:value-type="date" office:date-value="2014-10-03">
            <text:p>03.10.14</text:p>
          </table:table-cell>
          <table:table-cell table:style-name="ce5" office:value-type="date" office:date-value="2014-10-04">
            <text:p>04.10.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4" office:value-type="float" office:value="4">
            <text:p>4</text:p>
          </table:table-cell>
          <table:table-cell office:value-type="string">
            <text:p>CronJob Starter for the Beanshell Scripts</text:p>
          </table:table-cell>
          <table:table-cell office:value-type="string">
            <text:p>Feature</text:p>
          </table:table-cell>
          <table:table-cell table:style-name="ce5" office:value-type="date" office:date-value="2014-07-17">
            <text:p>17.07.14</text:p>
          </table:table-cell>
          <table:table-cell table:number-columns-repeated="2" table:style-name="ce5" office:value-type="date" office:date-value="2014-10-06">
            <text:p>06.10.14</text:p>
          </table:table-cell>
          <table:table-cell table:style-name="ce1" office:value-type="float" office:value="0.5">
            <text:p>0,5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style-name="ce4" office:value-type="float" office:value="19">
            <text:p>19</text:p>
          </table:table-cell>
          <table:table-cell office:value-type="string">
            <text:p>Cobertura doesn't work in a fresh installed environment</text:p>
          </table:table-cell>
          <table:table-cell office:value-type="string">
            <text:p>Bug</text:p>
          </table:table-cell>
          <table:table-cell table:style-name="ce5" office:value-type="date" office:date-value="2014-10-03">
            <text:p>03.10.14</text:p>
          </table:table-cell>
          <table:table-cell table:style-name="ce5" office:value-type="date" office:date-value="2014-10-06">
            <text:p>06.10.14</text:p>
          </table:table-cell>
          <table:table-cell table:style-name="ce5" office:value-type="date" office:date-value="2014-10-20">
            <text:p>20.10.14</text:p>
          </table:table-cell>
          <table:table-cell table:style-name="ce1"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office:value-type="string">
            <text:p>Write Unit and Integration Tests</text:p>
          </table:table-cell>
          <table:table-cell office:value-type="string">
            <text:p>Task</text:p>
          </table:table-cell>
          <table:table-cell table:style-name="ce5" office:value-type="date" office:date-value="2014-09-27">
            <text:p>27.09.14</text:p>
          </table:table-cell>
          <table:table-cell table:style-name="ce5" office:value-type="date" office:date-value="2014-10-05">
            <text:p>05.10.14</text:p>
          </table:table-cell>
          <table:table-cell table:style-name="ce5" office:value-type="date" office:date-value="2015-01-26">
            <text:p>26.01.15</text:p>
          </table:table-cell>
          <table:table-cell table:style-name="ce1" office:value-type="float" office:value="25.5">
            <text:p>25,5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style-name="ce4" office:value-type="float" office:value="20">
            <text:p>20</text:p>
          </table:table-cell>
          <table:table-cell office:value-type="string">
            <text:p>UpdatingSystemExtensionContextLoggingTest fails in a undeterministic way</text:p>
          </table:table-cell>
          <table:table-cell office:value-type="string">
            <text:p>Bug</text:p>
          </table:table-cell>
          <table:table-cell table:style-name="ce5" office:value-type="date" office:date-value="2014-10-05">
            <text:p>05.10.14</text:p>
          </table:table-cell>
          <table:table-cell table:number-columns-repeated="2" table:style-name="ce5" office:value-type="date" office:date-value="2015-01-26">
            <text:p>26.01.15</text:p>
          </table:table-cell>
          <table:table-cell table:style-name="ce1" office:value-type="float" office:value="1.5">
            <text:p>1,5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4" office:value-type="float" office:value="22">
            <text:p>22</text:p>
          </table:table-cell>
          <table:table-cell office:value-type="string">
            <text:p>Beanshell Shell Service muss log the return value of the script</text:p>
          </table:table-cell>
          <table:table-cell office:value-type="string">
            <text:p>Bug</text:p>
          </table:table-cell>
          <table:table-cell table:style-name="ce5" office:value-type="date" office:date-value="2014-11-12">
            <text:p>12.11.14</text:p>
          </table:table-cell>
          <table:table-cell table:number-columns-repeated="2" table:style-name="ce5" office:value-type="date" office:date-value="2015-01-27">
            <text:p>27.01.15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4" office:value-type="float" office:value="18">
            <text:p>18</text:p>
          </table:table-cell>
          <table:table-cell office:value-type="string">
            <text:p>Migrate the extension to Hybris 5.2</text:p>
          </table:table-cell>
          <table:table-cell office:value-type="string">
            <text:p>Feature</text:p>
          </table:table-cell>
          <table:table-cell table:style-name="ce5" office:value-type="date" office:date-value="2014-09-08">
            <text:p>08.09.14</text:p>
          </table:table-cell>
          <table:table-cell table:style-name="ce5" office:value-type="date" office:date-value="2015-01-31">
            <text:p>31.01.15</text:p>
          </table:table-cell>
          <table:table-cell table:style-name="ce5" office:value-type="date" office:date-value="2015-02-07">
            <text:p>07.02.15</text:p>
          </table:table-cell>
          <table:table-cell table:style-name="ce1" office:value-type="float" office:value="10.25">
            <text:p>10,25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style-name="ce4" office:value-type="float" office:value="12">
            <text:p>12</text:p>
          </table:table-cell>
          <table:table-cell office:value-type="string">
            <text:p>Junit Tenant: Error when the extension is desactivated</text:p>
          </table:table-cell>
          <table:table-cell office:value-type="string">
            <text:p>Bug</text:p>
          </table:table-cell>
          <table:table-cell table:style-name="ce5" office:value-type="date" office:date-value="2014-04-08">
            <text:p>08.04.14</text:p>
          </table:table-cell>
          <table:table-cell table:number-columns-repeated="2" table:style-name="ce5" office:value-type="date" office:date-value="2015-02-07">
            <text:p>07.02.15</text:p>
          </table:table-cell>
          <table:table-cell table:style-name="ce1" office:value-type="float" office:value="1.75">
            <text:p>1,75</text:p>
          </table:table-cell>
          <table:table-cell office:value-type="float" office:value="1">
            <text:p>1</text:p>
          </table:table-cell>
        </table:table-row>
        <table:table-row table:style-name="ro2" table:number-rows-repeated="6">
          <table:table-cell table:number-columns-repeated="3"/>
          <table:table-cell table:style-name="ce5" table:number-columns-repeated="3"/>
          <table:table-cell table:style-name="ce1"/>
          <table:table-cell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9T12:58:53</meta:creation-date>
    <dc:date>2015-02-07T18:09:13</dc:date>
    <meta:editing-duration>PT37M21S</meta:editing-duration>
    <meta:editing-cycles>22</meta:editing-cycles>
    <meta:generator>LibreOffice/3.5$Linux_x86 LibreOffice_project/350m1$Build-2</meta:generator>
    <meta:document-statistic meta:table-count="3" meta:cell-count="177" meta:object-count="0"/>
  </office:meta>
</office:document-meta>
</file>